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MXYas1" svg:font-family="HMXYas"/>
    <style:font-face style:name="HelveticaNeue1" svg:font-family="HelveticaNeue"/>
    <style:font-face style:name="Arial Black" svg:font-family="'Arial Black'" style:font-pitch="variable"/>
    <style:font-face style:name="HMXYas" svg:font-family="HMXYas" style:font-pitch="variable"/>
    <style:font-face style:name="HelveticaNeue" svg:font-family="HelveticaNeue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125" svg:stroke-width="0.024cm" svg:stroke-color="#000000" draw:stroke-linejoin="round" svg:stroke-linecap="round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solid" svg:stroke-width="0.024cm" svg:stroke-color="#c11b24" draw:stroke-linejoin="round" svg:stroke-linecap="round" draw:fill="none" fo:padding-top="0.012cm" fo:padding-bottom="0.012cm" fo:padding-left="0.012cm" fo:padding-right="0.012cm"/>
    </style:style>
    <style:style style:name="gr4" style:family="graphic" style:parent-style-name="standard">
      <style:graphic-properties draw:stroke="solid" svg:stroke-width="0.024cm" svg:stroke-color="#2b6f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1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24cm" svg:stroke-color="#000000" draw:stroke-linejoin="round" svg:stroke-linecap="round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873cm" fo:min-width="0.895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c11b24"/>
    </style:style>
    <style:style style:name="gr9" style:family="graphic" style:parent-style-name="standard">
      <style:graphic-properties draw:stroke="solid" svg:stroke-width="0.024cm" svg:stroke-color="#c11b24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solid" draw:fill-color="#2b6f00"/>
    </style:style>
    <style:style style:name="gr11" style:family="graphic" style:parent-style-name="standard">
      <style:graphic-properties draw:stroke="solid" svg:stroke-width="0.024cm" svg:stroke-color="#2b6f00" draw:stroke-linejoin="miter" svg:stroke-linecap="butt" draw:fill="none" fo:padding-top="0.012cm" fo:padding-bottom="0.012cm" fo:padding-left="0.012cm" fo:padding-right="0.012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6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02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24cm" svg:stroke-color="#c25800" draw:stroke-linejoin="round" svg:stroke-linecap="round" draw:fill="none" fo:padding-top="0.012cm" fo:padding-bottom="0.012cm" fo:padding-left="0.012cm" fo:padding-right="0.012cm"/>
    </style:style>
    <style:style style:name="gr15" style:family="graphic" style:parent-style-name="standard">
      <style:graphic-properties draw:stroke="none" draw:fill="solid" draw:fill-color="#c25800"/>
    </style:style>
    <style:style style:name="gr16" style:family="graphic" style:parent-style-name="standard">
      <style:graphic-properties draw:stroke="solid" svg:stroke-width="0.024cm" svg:stroke-color="#c25800" draw:stroke-linejoin="miter" svg:stroke-linecap="butt" draw:fill="none" fo:padding-top="0.012cm" fo:padding-bottom="0.012cm" fo:padding-left="0.012cm" fo:padding-right="0.012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57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107cm" fo:padding-top="0cm" fo:padding-bottom="0cm" fo:padding-left="0cm" fo:padding-right="0cm"/>
    </style:style>
    <style:style style:name="gr19" style:family="graphic" style:parent-style-name="Object_20_with_20_no_20_fill_20_and_20_no_20_line">
      <style:graphic-properties draw:textarea-vertical-align="middle" draw:ole-draw-aspect="1" style:protect="siz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85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633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style:font-name="HMXYas1" fo:font-size="8.5pt" style:font-size-asian="8.5pt" style:font-name-complex="HMXYas1" style:font-size-complex="8.5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  <style:text-properties style:font-name="HMXYas1" fo:font-size="8pt" style:font-size-asian="8pt" style:font-name-complex="HMXYas1" style:font-size-complex="8pt"/>
    </style:style>
    <style:style style:name="P7" style:family="paragraph">
      <loext:graphic-properties draw:fill="solid" draw:fill-color="#c11b24"/>
    </style:style>
    <style:style style:name="P8" style:family="paragraph">
      <loext:graphic-properties draw:fill="solid" draw:fill-color="#2b6f00"/>
    </style:style>
    <style:style style:name="P9" style:family="paragraph">
      <loext:graphic-properties draw:fill="none"/>
      <style:paragraph-properties fo:text-align="start" style:writing-mode="lr-tb"/>
      <style:text-properties fo:font-size="8.5pt" style:font-size-asian="8.5pt" style:font-size-complex="8.5pt"/>
    </style:style>
    <style:style style:name="P10" style:family="paragraph">
      <loext:graphic-properties draw:fill="none"/>
      <style:text-properties style:font-name="Arial Black" fo:font-size="8.5pt" style:font-size-asian="8.5pt" style:font-size-complex="8.5pt"/>
    </style:style>
    <style:style style:name="P11" style:family="paragraph">
      <loext:graphic-properties draw:fill="solid" draw:fill-color="#c25800"/>
    </style:style>
    <style:style style:name="P12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start" style:writing-mode="lr-tb"/>
      <style:text-properties style:font-name="HMXYas1" fo:font-size="8pt" style:font-size-asian="8pt" style:font-name-complex="HMXYas1" style:font-size-complex="8pt"/>
    </style:style>
    <style:style style:name="P15" style:family="paragraph">
      <loext:graphic-properties draw:fill="none"/>
      <style:text-properties style:font-name="HMXYas1" fo:font-size="10pt" style:font-size-asian="10pt" style:font-name-complex="HMXYas1" style:font-size-complex="10pt"/>
    </style:style>
    <style:style style:name="T1" style:family="text">
      <style:text-properties fo:color="#000000" style:font-name="HMXYas1" fo:font-size="12pt" style:font-size-asian="12pt" style:font-name-complex="HMXYas1" style:font-size-complex="12pt"/>
    </style:style>
    <style:style style:name="T2" style:family="text">
      <style:text-properties fo:color="#000000" style:font-name="HMXYas1" fo:font-size="8pt" style:font-size-asian="8pt" style:font-name-complex="HMXYas1" style:font-size-complex="8pt"/>
    </style:style>
    <style:style style:name="T3" style:family="text">
      <style:text-properties fo:color="#000000" style:font-name="HelveticaNeue1" fo:font-size="8.5pt" style:font-size-asian="8.5pt" style:font-name-complex="HelveticaNeue1" style:font-size-complex="8.5pt"/>
    </style:style>
    <style:style style:name="T4" style:family="text">
      <style:text-properties fo:color="#000000" style:font-name="HelveticaNeue1" fo:font-size="6.5pt" style:font-size-asian="6.5pt" style:font-name-complex="HelveticaNeue1" style:font-size-complex="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555cm" svg:height="3.682cm" svg:x="3.876cm" svg:y="0.066cm" svg:viewBox="0 0 3556 3683" svg:d="M3207 0h-2859c-192 0-348 138-348 310v3063c0 172 156 310 348 310h2859c193 0 349-138 349-310v-3063c0-172-156-310-349-310z">
          <text:p/>
        </draw:path>
        <draw:path draw:style-name="gr1" draw:text-style-name="P1" draw:layer="layout" svg:width="3.428cm" svg:height="1.904cm" svg:x="0.066cm" svg:y="0.066cm" svg:viewBox="0 0 3429 1905" svg:d="M3118 0h-2808c-172 0-310 148-310 332v1240c0 183 138 333 310 333h2808c171 0 311-150 311-333v-1240c0-184-140-332-311-332z">
          <text:p/>
        </draw:path>
        <draw:path draw:style-name="gr2" draw:text-style-name="P2" draw:layer="layout" svg:width="1.083cm" svg:height="1.082cm" svg:x="0.49cm" svg:y="0.542cm" svg:viewBox="0 0 1084 1083" svg:d="M925 159c211 211 211 554 0 765-212 212-554 212-767 0-211-211-211-554 0-765 213-212 555-212 767 0z">
          <text:p/>
        </draw:path>
        <draw:path draw:style-name="gr3" draw:text-style-name="P1" draw:layer="layout" svg:width="1.083cm" svg:height="1.082cm" svg:x="0.49cm" svg:y="0.542cm" svg:viewBox="0 0 1084 1083" svg:d="M925 159c211 211 211 554 0 765-212 212-554 212-767 0-211-211-211-554 0-765 213-212 555-212 767 0z">
          <text:p/>
        </draw:path>
        <draw:path draw:style-name="gr2" draw:text-style-name="P2" draw:layer="layout" svg:width="1.082cm" svg:height="1.082cm" svg:x="2.005cm" svg:y="0.542cm" svg:viewBox="0 0 1083 1083" svg:d="M925 159c211 211 211 554 0 765-212 212-555 212-766 0-212-211-212-554 0-765 211-212 554-212 766 0z">
          <text:p/>
        </draw:path>
        <draw:path draw:style-name="gr3" draw:text-style-name="P1" draw:layer="layout" svg:width="1.082cm" svg:height="1.082cm" svg:x="2.005cm" svg:y="0.542cm" svg:viewBox="0 0 1083 1083" svg:d="M925 159c211 211 211 554 0 765-212 212-555 212-766 0-212-211-212-554 0-765 211-212 554-212 766 0z">
          <text:p/>
        </draw:path>
        <draw:path draw:style-name="gr2" draw:text-style-name="P2" draw:layer="layout" svg:width="1.082cm" svg:height="1.082cm" svg:x="2.031cm" svg:y="2.198cm" svg:viewBox="0 0 1083 1083" svg:d="M925 158c211 211 211 555 0 766-212 212-555 212-766 0-212-211-212-555 0-766 211-211 554-211 766 0z">
          <text:p/>
        </draw:path>
        <draw:path draw:style-name="gr4" draw:text-style-name="P1" draw:layer="layout" svg:width="1.082cm" svg:height="1.082cm" svg:x="2.031cm" svg:y="2.198cm" svg:viewBox="0 0 1083 1083" svg:d="M925 158c211 211 211 555 0 766-212 212-555 212-766 0-212-211-212-555 0-766 211-211 554-211 766 0z">
          <text:p/>
        </draw:path>
        <draw:frame draw:style-name="gr5" draw:text-style-name="P4" draw:layer="layout" svg:width="0.582cm" svg:height="0.644cm" svg:x="1.547cm" svg:y="0cm">
          <draw:text-box>
            <text:p text:style-name="P3"><text:span text:style-name="T1">مولد</text:span></text:p>
          </draw:text-box>
        </draw:frame>
        <draw:path draw:style-name="gr2" draw:text-style-name="P2" draw:layer="layout" svg:width="1.082cm" svg:height="1.082cm" svg:x="5.843cm" svg:y="0.542cm" svg:viewBox="0 0 1083 1083" svg:d="M925 159c211 211 211 554 0 765-211 212-554 212-765 0-213-211-213-554 0-765 211-212 554-212 765 0z">
          <text:p/>
        </draw:path>
        <draw:path draw:style-name="gr6" draw:text-style-name="P1" draw:layer="layout" svg:width="1.082cm" svg:height="1.082cm" svg:x="5.843cm" svg:y="0.542cm" svg:viewBox="0 0 1083 1083" svg:d="M925 159c211 211 211 554 0 765-211 212-554 212-765 0-213-211-213-554 0-765 211-212 554-212 765 0z">
          <text:p/>
        </draw:path>
        <draw:frame draw:style-name="gr7" draw:text-style-name="P6" draw:layer="layout" svg:width="0.895cm" svg:height="0.873cm" svg:x="5.98cm" svg:y="0.59cm">
          <draw:text-box>
            <text:p text:style-name="P5"><text:span text:style-name="T2">خروجی</text:span><text:span text:style-name="T2"><text:line-break/></text:span><text:span text:style-name="T2">تمیزدهنده</text:span></text:p>
          </draw:text-box>
        </draw:frame>
        <draw:line draw:style-name="gr3" draw:text-style-name="P1" draw:layer="layout" svg:x1="3.114cm" svg:y1="1.082cm" svg:x2="4.257cm" svg:y2="1.082cm">
          <text:p/>
        </draw:line>
        <draw:polygon draw:style-name="gr8" draw:text-style-name="P7" draw:layer="layout" svg:width="0.116cm" svg:height="0.087cm" svg:x="4.269cm" svg:y="1.04cm" svg:viewBox="0 0 117 88" draw:points="117,44 0,0 0,88">
          <text:p/>
        </draw:polygon>
        <draw:polygon draw:style-name="gr9" draw:text-style-name="P1" draw:layer="layout" svg:width="0.116cm" svg:height="0.087cm" svg:x="4.269cm" svg:y="1.04cm" svg:viewBox="0 0 117 88" draw:points="117,44 0,0 0,88">
          <text:p/>
        </draw:polygon>
        <draw:line draw:style-name="gr4" draw:text-style-name="P1" draw:layer="layout" svg:x1="3.114cm" svg:y1="2.733cm" svg:x2="4.257cm" svg:y2="2.717cm">
          <text:p/>
        </draw:line>
        <draw:polygon draw:style-name="gr10" draw:text-style-name="P8" draw:layer="layout" svg:width="0.116cm" svg:height="0.087cm" svg:x="4.269cm" svg:y="2.663cm" svg:viewBox="0 0 117 88" draw:points="117,44 0,0 0,88">
          <text:p/>
        </draw:polygon>
        <draw:polygon draw:style-name="gr11" draw:text-style-name="P1" draw:layer="layout" svg:width="0.116cm" svg:height="0.087cm" svg:x="4.269cm" svg:y="2.663cm" svg:viewBox="0 0 117 88" draw:points="117,44 0,0 0,88">
          <text:p/>
        </draw:polygon>
        <draw:line draw:style-name="gr3" draw:text-style-name="P1" draw:layer="layout" svg:x1="1.584cm" svg:y1="1.083cm" svg:x2="1.838cm" svg:y2="1.083cm">
          <text:p/>
        </draw:line>
        <draw:polygon draw:style-name="gr8" draw:text-style-name="P7" draw:layer="layout" svg:width="0.115cm" svg:height="0.087cm" svg:x="1.838cm" svg:y="1.04cm" svg:viewBox="0 0 116 88" draw:points="116,44 0,0 0,88">
          <text:p/>
        </draw:polygon>
        <draw:polygon draw:style-name="gr9" draw:text-style-name="P1" draw:layer="layout" svg:width="0.115cm" svg:height="0.087cm" svg:x="1.838cm" svg:y="1.04cm" svg:viewBox="0 0 116 88" draw:points="116,44 0,0 0,88">
          <text:p/>
        </draw:polygon>
        <draw:frame draw:style-name="gr12" draw:text-style-name="P9" draw:layer="layout" svg:width="0.662cm" svg:height="0.352cm" svg:x="5.368cm" svg:y="3.241cm">
          <draw:text-box>
            <text:p text:style-name="P3"><text:span text:style-name="T3">CNN</text:span></text:p>
          </draw:text-box>
        </draw:frame>
        <draw:path draw:style-name="gr2" draw:text-style-name="P2" draw:layer="layout" svg:width="1.082cm" svg:height="1.082cm" svg:x="4.436cm" svg:y="0.542cm" svg:viewBox="0 0 1083 1083" svg:d="M925 159c211 211 211 554 0 765-211 212-555 212-766 0-212-211-212-554 0-765 211-212 555-212 766 0z">
          <text:p/>
        </draw:path>
        <draw:path draw:style-name="gr3" draw:text-style-name="P1" draw:layer="layout" svg:width="1.082cm" svg:height="1.082cm" svg:x="4.436cm" svg:y="0.542cm" svg:viewBox="0 0 1083 1083" svg:d="M925 159c211 211 211 554 0 765-211 212-555 212-766 0-212-211-212-554 0-765 211-212 555-212 766 0z">
          <text:p/>
        </draw:path>
        <draw:frame draw:style-name="gr13" draw:text-style-name="P10" draw:layer="layout" svg:width="0.802cm" svg:height="0.352cm" svg:x="1.38cm" svg:y="1.59cm">
          <draw:text-box>
            <text:p text:style-name="P3"><text:span text:style-name="T3">LSTM</text:span></text:p>
          </draw:text-box>
        </draw:frame>
        <draw:path draw:style-name="gr2" draw:text-style-name="P2" draw:layer="layout" svg:width="1.082cm" svg:height="1.082cm" svg:x="4.436cm" svg:y="2.166cm" svg:viewBox="0 0 1083 1083" svg:d="M925 158c211 211 211 555 0 766-211 212-555 212-766 0-212-211-212-555 0-766 211-211 555-211 766 0z">
          <text:p/>
        </draw:path>
        <draw:path draw:style-name="gr4" draw:text-style-name="P1" draw:layer="layout" svg:width="1.082cm" svg:height="1.082cm" svg:x="4.436cm" svg:y="2.166cm" svg:viewBox="0 0 1083 1083" svg:d="M925 158c211 211 211 555 0 766-211 212-555 212-766 0-212-211-212-555 0-766 211-211 555-211 766 0z">
          <text:p/>
        </draw:path>
        <draw:line draw:style-name="gr14" draw:text-style-name="P1" draw:layer="layout" svg:x1="4.984cm" svg:y1="1.792cm" svg:x2="4.988cm" svg:y2="1.999cm">
          <text:p/>
        </draw:line>
        <draw:polygon draw:style-name="gr15" draw:text-style-name="P11" draw:layer="layout" svg:width="0.087cm" svg:height="0.116cm" svg:x="4.943cm" svg:y="1.998cm" svg:viewBox="0 0 88 117" draw:points="45,117 88,0 0,1">
          <text:p/>
        </draw:polygon>
        <draw:polygon draw:style-name="gr16" draw:text-style-name="P1" draw:layer="layout" svg:width="0.087cm" svg:height="0.116cm" svg:x="4.943cm" svg:y="1.998cm" svg:viewBox="0 0 88 117" draw:points="45,117 88,0 0,1">
          <text:p/>
        </draw:polygon>
        <draw:polygon draw:style-name="gr15" draw:text-style-name="P11" draw:layer="layout" svg:width="0.087cm" svg:height="0.116cm" svg:x="4.941cm" svg:y="1.676cm" svg:viewBox="0 0 88 117" draw:points="43,0 0,117 88,116">
          <text:p/>
        </draw:polygon>
        <draw:polygon draw:style-name="gr16" draw:text-style-name="P1" draw:layer="layout" svg:width="0.087cm" svg:height="0.116cm" svg:x="4.941cm" svg:y="1.676cm" svg:viewBox="0 0 88 117" draw:points="43,0 0,117 88,116">
          <text:p/>
        </draw:polygon>
        <draw:line draw:style-name="gr3" draw:text-style-name="P1" draw:layer="layout" svg:x1="5.519cm" svg:y1="1.083cm" svg:x2="5.676cm" svg:y2="1.083cm">
          <text:p/>
        </draw:line>
        <draw:polygon draw:style-name="gr8" draw:text-style-name="P7" draw:layer="layout" svg:width="0.116cm" svg:height="0.087cm" svg:x="5.676cm" svg:y="1.04cm" svg:viewBox="0 0 117 88" draw:points="117,44 0,0 0,88">
          <text:p/>
        </draw:polygon>
        <draw:polygon draw:style-name="gr9" draw:text-style-name="P1" draw:layer="layout" svg:width="0.116cm" svg:height="0.087cm" svg:x="5.676cm" svg:y="1.04cm" svg:viewBox="0 0 117 88" draw:points="117,44 0,0 0,88">
          <text:p/>
        </draw:polygon>
        <draw:line draw:style-name="gr4" draw:text-style-name="P1" draw:layer="layout" svg:x1="5.34cm" svg:y1="2.29cm" svg:x2="5.922cm" svg:y2="1.619cm">
          <text:p/>
        </draw:line>
        <draw:polygon draw:style-name="gr10" draw:text-style-name="P8" draw:layer="layout" svg:width="0.109cm" svg:height="0.115cm" svg:x="5.888cm" svg:y="1.532cm" svg:viewBox="0 0 110 116" draw:points="110,0 0,59 66,116">
          <text:p/>
        </draw:polygon>
        <draw:polygon draw:style-name="gr11" draw:text-style-name="P1" draw:layer="layout" svg:width="0.109cm" svg:height="0.115cm" svg:x="5.888cm" svg:y="1.532cm" svg:viewBox="0 0 110 116" draw:points="110,0 0,59 66,116">
          <text:p/>
        </draw:polygon>
        <draw:line draw:style-name="gr3" draw:text-style-name="P1" draw:layer="layout" svg:x1="5.34cm" svg:y1="1.501cm" svg:x2="5.922cm" svg:y2="2.172cm">
          <text:p/>
        </draw:line>
        <draw:polygon draw:style-name="gr8" draw:text-style-name="P7" draw:layer="layout" svg:width="0.109cm" svg:height="0.116cm" svg:x="5.888cm" svg:y="2.142cm" svg:viewBox="0 0 110 117" draw:points="110,117 66,0 0,58">
          <text:p/>
        </draw:polygon>
        <draw:polygon draw:style-name="gr9" draw:text-style-name="P1" draw:layer="layout" svg:width="0.109cm" svg:height="0.115cm" svg:x="5.888cm" svg:y="2.143cm" svg:viewBox="0 0 110 116" draw:points="110,116 66,0 0,57">
          <text:p/>
        </draw:polygon>
        <draw:path draw:style-name="gr2" draw:text-style-name="P2" draw:layer="layout" svg:width="1.082cm" svg:height="1.082cm" svg:x="5.843cm" svg:y="2.166cm" svg:viewBox="0 0 1083 1083" svg:d="M925 158c211 211 211 555 0 766-211 212-554 212-765 0-213-211-213-555 0-766 211-211 554-211 765 0z">
          <text:p/>
        </draw:path>
        <draw:path draw:style-name="gr6" draw:text-style-name="P1" draw:layer="layout" svg:width="1.082cm" svg:height="1.082cm" svg:x="5.843cm" svg:y="2.166cm" svg:viewBox="0 0 1083 1083" svg:d="M925 158c211 211 211 555 0 766-211 212-554 212-765 0-213-211-213-555 0-766 211-211 554-211 765 0z">
          <text:p/>
        </draw:path>
        <draw:frame draw:style-name="gr17" draw:text-style-name="P12" draw:layer="layout" svg:width="0.578cm" svg:height="0.272cm" svg:x="4.324cm" svg:y="1.773cm">
          <draw:text-box>
            <text:p text:style-name="P3"><text:span text:style-name="T4">MMD</text:span></text:p>
          </draw:text-box>
        </draw:frame>
        <draw:frame draw:style-name="gr18" draw:text-style-name="P4" draw:layer="layout" svg:width="1.289cm" svg:height="0.644cm" svg:x="5.055cm" svg:y="-0.033cm">
          <draw:text-box>
            <text:p text:style-name="P3"><text:span text:style-name="T1">تمیزدهنده</text:span></text:p>
          </draw:text-box>
        </draw:frame>
        <draw:frame draw:style-name="gr19" draw:text-style-name="P13" draw:layer="layout" svg:width="0.479cm" svg:height="0.47cm" svg:x="0.814cm" svg:y="0.82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text-style-name="P13" draw:layer="layout" svg:width="0.479cm" svg:height="0.513cm" svg:x="6.162cm" svg:y="2.47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13" draw:layer="layout" svg:width="0.538cm" svg:height="0.525cm" svg:x="4.765cm" svg:y="0.86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" draw:text-style-name="P13" draw:layer="layout" svg:width="0.407cm" svg:height="0.47cm" svg:x="4.765cm" svg:y="2.47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0" draw:text-style-name="P14" draw:layer="layout" svg:width="0.853cm" svg:height="0.509cm" svg:x="2.132cm" svg:y="0.826cm">
          <draw:text-box>
            <text:p text:style-name="P3"><text:span text:style-name="T2">مصنوعی</text:span></text:p>
          </draw:text-box>
        </draw:frame>
        <draw:frame draw:style-name="gr21" draw:text-style-name="P15" draw:layer="layout" svg:width="0.633cm" svg:height="0.509cm" svg:x="2.285cm" svg:y="2.482cm">
          <draw:text-box>
            <text:p text:style-name="P3"><text:span text:style-name="T2">واقعی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MXYas1" svg:font-family="HMXYas"/>
    <style:font-face style:name="HelveticaNeue1" svg:font-family="HelveticaNeue"/>
    <style:font-face style:name="Arial Black" svg:font-family="'Arial Black'" style:font-pitch="variable"/>
    <style:font-face style:name="HMXYas" svg:font-family="HMXYas" style:font-pitch="variable"/>
    <style:font-face style:name="HelveticaNeue" svg:font-family="HelveticaNeue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stroke-dash125" draw:style="rect" draw:dots1="1" draw:dots1-length="0.096cm" draw:distance="0.096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493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7:28:31.974665335</meta:creation-date>
    <dc:date>2019-01-04T12:50:00.198352201</dc:date>
    <meta:editing-duration>PT8M32S</meta:editing-duration>
    <meta:editing-cycles>5</meta:editing-cycles>
    <meta:generator>LibreOffice/5.1.6.2$Linux_X86_64 LibreOffice_project/10m0$Build-2</meta:generator>
    <meta:document-statistic meta:object-count="51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2/content.xml><?xml version="1.0" encoding="utf-8"?>
<math xmlns="http://www.w3.org/1998/Math/MathML" display="block">
  <semantics>
    <mover accent="true">
      <mi>Z</mi>
      <mo stretchy="false">^</mo>
    </mover>
    <annotation encoding="StarMath 5.0">hat Z</annotation>
  </semantics>
</math>
</file>

<file path=Object 5/content.xml><?xml version="1.0" encoding="utf-8"?>
<math xmlns="http://www.w3.org/1998/Math/MathML" display="block">
  <semantics>
    <mover accent="true">
      <mi>f</mi>
      <mo stretchy="false">~</mo>
    </mover>
    <annotation encoding="StarMath 5.0">tilde f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